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/>
      <style:text-properties fo:font-size="18pt"/>
    </style:style>
    <style:style style:name="P5" style:family="paragraph"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  <style:text-properties fo:font-size="18pt"/>
    </style:style>
    <style:style style:name="P7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style:text-line-through-style="none" style:text-line-through-type="none" style:font-name="Arial1" fo:font-size="33.9000015258789pt" fo:letter-spacing="normal" fo:font-style="normal" style:text-underline-style="none" fo:font-weight="normal" style:font-size-asian="33.9000015258789pt" style:font-style-asian="normal" style:font-weight-asian="normal" style:font-size-complex="33.9000015258789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Java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12.178cm" svg:x="1.4cm" svg:y="5cm">
          <text:p text:style-name="P3"><text:span text:style-name="T2">Lambdas, </text:span><text:span text:style-name="T2">Streams, and S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3" draw:text-style-name="P5" draw:layer="Layout" svg:width="19.999cm" svg:height="1.999cm" svg:x="1.4cm" svg:y="1.6cm">
          <text:p text:style-name="P4"><text:span text:style-name="T1">Lamb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7" draw:layer="Layout" svg:width="25.199cm" svg:height="13.926cm" svg:x="1.4cm" svg:y="5cm">
          <text:list text:style-name="L2">
            <text:list-item>
              <text:p text:style-name="P6"><text:span text:style-name="T2">Implementation of interface which has only 1 method</text:span></text:p>
            </text:list-item>
            <text:list-item>
              <text:p text:style-name="P6"><text:span text:style-name="T2">Help reduce clutter of anonymous inner classes</text:span></text:p>
            </text:list-item>
            <text:list-item>
              <text:p text:style-name="P6"><text:span text:style-name="T2">Can be single lined:</text:span></text:p>
              <text:list>
                <text:list-item>
                  <text:list>
                    <text:list-item>
                      <text:p text:style-name="P6"><text:span text:style-name="T2">Variable = (argument list) → body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Can be multi-lined:</text:span></text:p>
              <text:list>
                <text:list-item>
                  <text:list>
                    <text:list-item>
                      <text:p text:style-name="P6"><text:span text:style-name="T2">Variable = (argument list) → {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6"><text:span text:style-name="T2"><text:s text:c="35"/></text:span><text:span text:style-name="T2">body1</text:span></text:p>
                                                  <text:p text:style-name="P6"><text:span text:style-name="T2"><text:s text:c="35"/></text:span><text:span text:style-name="T2">body2</text:span></text:p>
                                                  <text:p text:style-name="P6"><text:span text:style-name="T2"><text:s text:c="32"/></text:span><text:span text:style-name="T2">}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2">Example 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What Are Streams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2">
            <text:list-item>
              <text:p text:style-name="P9"><text:span text:style-name="T2">No true storage</text:span></text:p>
              <text:list>
                <text:list-item>
                  <text:list>
                    <text:list-item>
                      <text:p text:style-name="P9"><text:span text:style-name="T2">Provide pipeline of operations</text:span></text:p>
                    </text:list-item>
                    <text:list-item>
                      <text:p text:style-name="P9"><text:span text:style-name="T2">Theoretically unbounded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Lazily loaded</text:span></text:p>
              <text:list>
                <text:list-item>
                  <text:list>
                    <text:list-item>
                      <text:p text:style-name="P9"><text:span text:style-name="T2">Values computed as needed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Support aggregate operations</text:span></text:p>
            </text:list-item>
            <text:list-item>
              <text:p text:style-name="P9"><text:span text:style-name="T2">Operations can be executed in parallel</text:span></text:p>
              <text:list>
                <text:list-item>
                  <text:list>
                    <text:list-item>
                      <text:p text:style-name="P9"><text:span text:style-name="T2">Just call “.parallelStream()” instead of “.stream()”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Stream API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2">
            <text:list-item>
              <text:p text:style-name="P9"><text:span text:style-name="T2">Most common functions:</text:span></text:p>
              <text:list>
                <text:list-item>
                  <text:list>
                    <text:list-item>
                      <text:p text:style-name="P9"><text:span text:style-name="T2">Foreach</text:span></text:p>
                    </text:list-item>
                    <text:list-item>
                      <text:p text:style-name="P9"><text:span text:style-name="T2">Filter</text:span></text:p>
                    </text:list-item>
                    <text:list-item>
                      <text:p text:style-name="P9"><text:span text:style-name="T2">Reduce</text:span></text:p>
                    </text:list-item>
                    <text:list-item>
                      <text:p text:style-name="P9"><text:span text:style-name="T2">Map</text:span></text:p>
                    </text:list-item>
                    <text:list-item>
                      <text:p text:style-name="P9"><text:span text:style-name="T2">Collec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For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2">
            <text:list-item>
              <text:p text:style-name="P9"><text:span text:style-name="T2">void forEach(Consumer&lt;? super T&gt; action)</text:span></text:p>
            </text:list-item>
            <text:list-item>
              <text:p text:style-name="P9"><text:span text:style-name="T2">Performs an action for each element of this stream</text:span></text:p>
            </text:list-item>
            <text:list-item>
              <text:p text:style-name="P9"><text:span text:style-name="T2">Example 1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custom-shape draw:name="TextShape 1" draw:style-name="gr3" draw:text-style-name="P2" draw:layer="Layout" svg:width="19.999cm" svg:height="1.999cm" svg:x="1.4cm" svg:y="1.6cm">
          <text:p text:style-name="P1"><text:span text:style-name="T1">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9cm" svg:height="12.178cm" svg:x="1.4cm" svg:y="5cm">
          <text:list text:style-name="L2">
            <text:list-item>
              <text:p text:style-name="P9"><text:span text:style-name="T2">Stream&lt;T&gt; filter(Predicate&lt;? Super T&gt; </text:span><text:span text:style-name="T2"><text:tab/></text:span><text:span text:style-name="T2">predicate)</text:span></text:p>
            </text:list-item>
            <text:list-item>
              <text:p text:style-name="P9"><text:span text:style-name="T2">Returns a stream consisting of the elements of </text:span><text:span text:style-name="T2"><text:tab/></text:span><text:span text:style-name="T2">this stream that match the given predicate</text:span></text:p>
            </text:list-item>
            <text:list-item>
              <text:p text:style-name="P9"><text:span text:style-name="T2">Example 2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Red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2">
            <text:list-item>
              <text:p text:style-name="P9"><text:span text:style-name="T2">T reduce(T identity, BinaryOperator&lt;T&gt; accumulator)</text:span></text:p>
            </text:list-item>
            <text:list-item>
              <text:p text:style-name="P9"><text:span text:style-name="T2">Performs a reduction (also called fold) on this stream starting out with the identity and then performing the accumulator to every other element</text:span></text:p>
            </text:list-item>
            <text:list-item>
              <text:p text:style-name="P9"><text:span text:style-name="T2">Example 3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2">
            <text:list-item>
              <text:p text:style-name="P9"><text:span text:style-name="T2">&lt;R&gt; Stream&lt;R&gt; map(Function&lt;? super T,? extends R&gt; mapper)</text:span></text:p>
            </text:list-item>
            <text:list-item>
              <text:p text:style-name="P9"><text:span text:style-name="T2">Returns a stream consisting of the results of applying the given function to the elements of this stream</text:span></text:p>
            </text:list-item>
            <text:list-item>
              <text:p text:style-name="P9"><text:span text:style-name="T2">Example 4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draw:custom-shape draw:name="TextShape 1" draw:style-name="gr3" draw:text-style-name="P2" draw:layer="Layout" svg:width="19.999cm" svg:height="1.999cm" svg:x="1.4cm" svg:y="1.6cm">
          <text:p text:style-name="P1"><text:span text:style-name="T1">Col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9cm" svg:height="12.178cm" svg:x="1.4cm" svg:y="5cm">
          <text:list text:style-name="L2">
            <text:list-item>
              <text:p text:style-name="P9"><text:span text:style-name="T2">&lt;R,A&gt; R collect(Collector&lt;? super T,A,R&gt; collector)</text:span></text:p>
            </text:list-item>
            <text:list-item>
              <text:p text:style-name="P9"><text:span text:style-name="T2">Collects elements from the stream based upon the Collector</text:span></text:p>
            </text:list-item>
            <text:list-item>
              <text:p text:style-name="P9"><text:span text:style-name="T2">Example 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draw:custom-shape draw:name="TextShape 1" draw:style-name="gr1" draw:text-style-name="P2" draw:layer="layout" svg:width="19.999cm" svg:height="1.999cm" svg:x="1.4cm" svg:y="1.6cm">
          <text:p text:style-name="P1"><text:span text:style-name="T1">Sor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list text:style-name="L2">
            <text:list-item>
              <text:p text:style-name="P9"><text:span text:style-name="T2">Comparator interface has some new methods:</text:span></text:p>
              <text:list>
                <text:list-item>
                  <text:p text:style-name="P9"><text:span text:style-name="T2">Comparing</text:span></text:p>
                </text:list-item>
                <text:list-item>
                  <text:p text:style-name="P9"><text:span text:style-name="T2">ThenComparing</text:span></text:p>
                </text:list-item>
              </text:list>
            </text:list-item>
            <text:list-item>
              <text:p text:style-name="P9"><text:span text:style-name="T2">Allows chaining of multiple comparators</text:span></text:p>
            </text:list-item>
            <text:list-item>
              <text:p text:style-name="P9"><text:span text:style-name="T2">Makes code more concise to understand logic</text:span></text:p>
            </text:list-item>
            <text:list-item>
              <text:p text:style-name="P9"><text:span text:style-name="T2">Example 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19.999cm" svg:height="1.999cm" svg:x="1.4cm" svg:y="1.6cm">
          <text:p text:style-name="P1"><text:span text:style-name="T1">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9.999cm" svg:height="2cm" svg:x="1.4cm" svg:y="1.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3" draw:layer="backgroundobjects" svg:width="27.998cm" svg:height="20.998cm" svg:x="0.002cm" svg:y="0.002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c__20_Content-title" draw:layer="backgroundobjects" svg:width="19.999cm" svg:height="2cm" svg:x="1.4cm" svg:y="1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8cm" svg:x="1.4cm" svg:y="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dc:date>2014-07-16T12:38:31.759942556</dc:date>
    <meta:editing-duration>PT1H7M29S</meta:editing-duration>
    <meta:editing-cycles>9</meta:editing-cycles>
    <meta:document-statistic meta:object-count="71"/>
  </office:meta>
</office:document-meta>
</file>